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efault">
      <style:text-properties style:font-name="Courier New1" fo:font-size="7pt" style:font-size-asian="7pt" style:font-size-complex="7pt"/>
    </style:style>
    <style:style style:name="P2" style:family="paragraph" style:parent-style-name="Default">
      <style:paragraph-properties fo:text-align="start" style:justify-single-word="false"/>
      <style:text-properties style:font-name="Courier New1" fo:font-size="7pt" style:font-size-asian="7pt" style:font-size-complex="7pt"/>
    </style:style>
    <style:style style:name="P3" style:family="paragraph" style:parent-style-name="Default">
      <style:text-properties style:font-name="Courier New1" fo:font-size="7pt" officeooo:paragraph-rsid="001b4eb1" style:font-size-asian="7pt" style:font-size-complex="7pt"/>
    </style:style>
    <style:style style:name="P4" style:family="paragraph" style:parent-style-name="Default">
      <style:text-properties style:font-name="Courier New1" fo:font-size="7pt" officeooo:paragraph-rsid="001fa62e" style:font-size-asian="7pt" style:font-size-complex="7pt"/>
    </style:style>
    <style:style style:name="P5" style:family="paragraph" style:parent-style-name="Default">
      <style:text-properties style:font-name="Courier New1" fo:font-size="7pt" fo:background-color="#ffff00" style:font-size-asian="7pt" style:font-size-complex="7pt"/>
    </style:style>
    <style:style style:name="P6" style:family="paragraph" style:parent-style-name="Default">
      <style:text-properties style:font-name="Courier New1" fo:font-size="7pt" officeooo:paragraph-rsid="0018e67c" fo:background-color="#ffff00" style:font-size-asian="7pt" style:font-size-complex="7pt"/>
    </style:style>
    <style:style style:name="P7" style:family="paragraph" style:parent-style-name="Default">
      <style:text-properties style:text-line-through-style="none" style:text-line-through-type="none" style:font-name="Courier New1" fo:font-size="7pt" style:text-underline-style="none" style:font-size-asian="7pt" style:font-size-complex="7pt"/>
    </style:style>
    <style:style style:name="P8" style:family="paragraph" style:parent-style-name="Default">
      <style:text-properties style:text-line-through-style="none" style:text-line-through-type="none" style:font-name="Courier New1" fo:font-size="7pt" style:text-underline-style="none" officeooo:paragraph-rsid="001abb39" style:font-size-asian="7pt" style:font-size-complex="7pt"/>
    </style:style>
    <style:style style:name="P9" style:family="paragraph" style:parent-style-name="Default">
      <style:text-properties style:text-line-through-style="none" style:text-line-through-type="none" style:font-name="Courier New1" fo:font-size="7pt" style:text-underline-style="none" fo:background-color="#ffff00" style:font-size-asian="7pt" style:font-size-complex="7pt"/>
    </style:style>
    <style:style style:name="P10" style:family="paragraph" style:parent-style-name="Standard">
      <style:text-properties style:font-name="Courier New1" fo:font-size="7pt" style:font-size-asian="7pt" style:font-size-complex="7pt"/>
    </style:style>
    <style:style style:name="P11" style:family="paragraph" style:parent-style-name="Standard">
      <style:text-properties style:text-line-through-style="none" style:text-line-through-type="none" style:font-name="Courier New1" fo:font-size="7pt" style:text-underline-style="none" style:font-size-asian="7pt" style:font-size-complex="7pt"/>
    </style:style>
    <style:style style:name="P12" style:family="paragraph" style:parent-style-name="Standard">
      <style:text-properties style:text-line-through-style="none" style:text-line-through-type="none" style:font-name="Courier New1" fo:font-size="7pt" style:text-underline-style="none" officeooo:rsid="001b4eb1" officeooo:paragraph-rsid="001b4eb1" style:font-size-asian="7pt" style:font-size-complex="7pt"/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fo:background-color="#ffff00" loext:char-shading-value="0"/>
    </style:style>
    <style:style style:name="T3" style:family="text">
      <style:text-properties style:text-line-through-style="none" style:text-line-through-type="none" style:text-underline-style="none" officeooo:rsid="001fa62e" fo:background-color="#ffff00" loext:char-shading-value="0"/>
    </style:style>
    <style:style style:name="T4" style:family="text">
      <style:text-properties style:text-line-through-style="none" style:text-line-through-type="none" style:text-underline-style="none" fo:background-color="#ffff00" loext:char-shading-value="0"/>
    </style:style>
    <style:style style:name="T5" style:family="text">
      <style:text-properties style:text-line-through-style="none" style:text-line-through-type="none" style:text-underline-style="none" officeooo:rsid="0018e67c"/>
    </style:style>
    <style:style style:name="T6" style:family="text">
      <style:text-properties style:text-line-through-style="none" style:text-line-through-type="none" style:text-underline-style="none" officeooo:rsid="00199fcf"/>
    </style:style>
    <style:style style:name="T7" style:family="text">
      <style:text-properties style:text-line-through-style="none" style:text-line-through-type="none" style:text-underline-style="none" officeooo:rsid="001b4eb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|versao|Id| </text:p>
      <text:p text:style-name="P1"><text:span text:style-name="T1">B|cUF|cNF|</text:span><text:span text:style-name="T2">NatOp|mod</text:span><text:span text:style-name="T1">|serie|nNF|dhEmi|dhSaiEnt|tpNF|idDest|cMunFG|TpImp|TpEmis|cDV|TpAmb|FinNFe|indFinal|indPres|ProcEmi|VerProc|dhCont|xJust| </text:span></text:p>
      <text:p text:style-name="P7">B13|refNFe| </text:p>
      <text:p text:style-name="P7">BA02|refNFe| </text:p>
      <text:p text:style-name="P7">BA03|cUF|AAMM|CNPJ|mod|serie|nNF| </text:p>
      <text:p text:style-name="P7">BA10|cUF|AAMM|IE|mod|serie|nNF|refCTe| </text:p>
      <text:p text:style-name="P7">BA13|CNPJ| </text:p>
      <text:p text:style-name="P7">BA14|CPF| </text:p>
      <text:p text:style-name="P7">BA20|mod|nECF|nCOO| </text:p>
      <text:p text:style-name="P7">C|xNome|xFant|IE|IEST|IM|CNAE|CRT| </text:p>
      <text:p text:style-name="P7">C02|CNPJ| </text:p>
      <text:p text:style-name="P7">C02a|CPF| </text:p>
      <text:p text:style-name="P7">C05|xLgr|nro|xCpl|xBairro|cMun|xMun|UF|CEP|cPais|xPais|fone| </text:p>
      <text:p text:style-name="P7">D|CNPJ|xOrgao|matr|xAgente|fone|UF|nDAR|dEmi|vDAR|repEmi|dPag| </text:p>
      <text:p text:style-name="P7">E|xNome|indIEDest|IE|ISUF|IM|email| </text:p>
      <text:p text:style-name="P7">E02|CNPJ| </text:p>
      <text:p text:style-name="P7">E03|CPF| </text:p>
      <text:p text:style-name="P7">E03a|idEstrangeiro| </text:p>
      <text:p text:style-name="P7">E05|xLgr|nro|xCpl|xBairro|cMun|xMun|UF|CEP|cPais|xPais|fone| </text:p>
      <text:p text:style-name="P7">F|xLgr|nro|xCpl|xBairro|cMun|xMun|UF| </text:p>
      <text:p text:style-name="P7">F02|CNPJ| </text:p>
      <text:p text:style-name="P7">F02a|CPF| </text:p>
      <text:p text:style-name="P7">G|xLgr|nro|xCpl|xBairro|cMun|xMun|UF| </text:p>
      <text:p text:style-name="P7">G02|CNPJ| </text:p>
      <text:p text:style-name="P7">G02a|CPF| </text:p>
      <text:p text:style-name="P7">GA02|CNPJ| </text:p>
      <text:p text:style-name="P7">GA03|CPF| </text:p>
      <text:p text:style-name="P7">H|nItem|infAdProd| </text:p>
      <text:p text:style-name="P1"><text:span text:style-name="T1">I|cProd|cEAN|XProd|NCM|</text:span><text:span text:style-name="T2">CEST|indEscala|CNPJFab|cBenef</text:span><text:span text:style-name="T1">|EXTIPI|CFOP|UCom|QCom|VUnCom|VProd|CEANTrib|UTrib|QTrib|VUnTrib|VFrete|VSeg|VDesc|vOutro|indTot|xPed|nItemPed|nFCI| </text:span></text:p>
      <text:p text:style-name="P7">I05a|NVE| </text:p>
      <text:p text:style-name="P9">I05c|CEST|indEscala|CNPJFab| </text:p>
      <text:p text:style-name="P7">I18|nDI|dDI|xLocDesemb|UFDesemb|dDesemb|tpViaTransp|vAFRMM|tpIntermedio|CNPJ|UFTerceiro|cExportador| </text:p>
      <text:p text:style-name="P7">I25|NAdicao|NSeqAdic|CFabricante|VDescDI|nDraw| </text:p>
      <text:p text:style-name="P7">I50|nDraw| </text:p>
      <text:p text:style-name="P7">I52|nRE|chNFe|qExport| </text:p>
      <text:p text:style-name="P1"><text:span text:style-name="T2">I80|nLote|qLote|dFab|dVal|cAgreg|</text:span><text:span text:style-name="T1"> </text:span></text:p>
      <text:p text:style-name="P7">J|tpOp|Chassi|CCor|XCor|Pot|cilin|pesoL|pesoB|NSerie|TpComb|NMotor|CMT|Dist|anoMod|anoFab|tpPint|tpVeic|espVeic|VIN|condVeic|cMod|cCorDENATRAN|lota|tpRest| </text:p>
      <text:p text:style-name="P9">K|cProdANVISA|vPMC| </text:p>
      <text:p text:style-name="P7">L|tpArma|nSerie|nCano|descr| </text:p>
      <text:p text:style-name="P9">LA|cProdANP|descANP|pGLP|pGNn|pGNi|vPart|CODIF|qTemp|UFCons| </text:p>
      <text:p text:style-name="P5"><text:span text:style-name="T1">LA1</text:span><text:span text:style-name="T6">1</text:span><text:span text:style-name="T1">|nBico|nBomba|nTanque|vEncIni|vEncFin| </text:span></text:p>
      <text:p text:style-name="P7">LA07|qBCProd|vAliqProd|vCIDE| </text:p>
      <text:p text:style-name="P7">LB|nRECOPI| </text:p>
      <text:p text:style-name="P7">L109|nRECOPI| </text:p>
      <text:p text:style-name="P7">M|vTotTrib| </text:p>
      <text:p text:style-name="P1"><text:span text:style-name="T1">N02|Orig|CST|modBC|vBC|pICMS|vICMS</text:span><text:span text:style-name="T2">|pFCP|vFCP| </text:span></text:p>
      <text:p text:style-name="P1"><text:span text:style-name="T1">N03|Orig|CST|modBC|vBC|pICMS|vICMS</text:span><text:span text:style-name="T2">|vBCFCP|pFCP|vFCP</text:span><text:span text:style-name="T1">|modBCST|pMVAST|pRedBCST|vBCST|pICMSST|vICMSST|</text:span><text:span text:style-name="T2">vBCFCPST|pFCPST|vFCPST| </text:span></text:p>
      <text:p text:style-name="P1"><text:span text:style-name="T1">N04|orig|CST|modBC|pRedBC|vBC|pICMS|vICMS|</text:span><text:span text:style-name="T2">vBCFCP|pFCP|vFCP</text:span><text:span text:style-name="T1">|vICMSDeson|motDesICMS| </text:span></text:p>
      <text:p text:style-name="P10"><text:span text:style-name="T1">N05|orig|CST|modBCST|pMVAST|pRedBCST|vBCST|pICMSST|vICMSST|</text:span><text:span text:style-name="T2">vBCFCPST|pFCPST|vFCPST</text:span><text:span text:style-name="T1">|vICMSDeson|motDesICMS| </text:span></text:p>
      <text:p text:style-name="P7">N06|orig|CST|vICMSDeson|motDesICMS| </text:p>
      <text:p text:style-name="P1"><text:span text:style-name="T1">N07|orig|CST|modBC|pRedBC|vBC|pICMS|vICMSOp|pDif|vICMSDif|vICMS|</text:span><text:span text:style-name="T2">vBCFCP|pFCP|vFCP|</text:span><text:span text:style-name="T1"> </text:span></text:p>
      <text:p text:style-name="P4"><text:span text:style-name="T1">N08|Orig|CST|vBCSTRet|</text:span><text:span text:style-name="T2">pST</text:span><text:span text:style-name="T1">|vICMSSTRet|</text:span><text:span text:style-name="T2">vBCFCPSTRet|pFCPSTRet|vFCPSTRet|</text:span><text:span text:style-name="T3">pRedBCEfet|vBCEfet|pICMSEfet|vICMSEfet</text:span><text:span text:style-name="T2"> </text:span></text:p>
      <text:p text:style-name="P1"><text:span text:style-name="T1">N09|orig|CST|modBC|pRedBC|vBC|pICMS|vICMS|</text:span><text:span text:style-name="T2">vBCFCP|pFCP|vFCP</text:span><text:span text:style-name="T1">|modBCST|pMVAST|pRedBCST|vBCST|pICMSST|vICMSST|</text:span><text:span text:style-name="T2">vBCFCPST|pFCPST|vFCPST</text:span><text:span text:style-name="T1">|vICMSDeson|motDesICMS| </text:span></text:p>
      <text:p text:style-name="P1"><text:span text:style-name="T1">N10|orig|CST|modBC|vBC|pRedBC|pICMS|vICMS|</text:span><text:span text:style-name="T2">vBCFCP|pFCP|vFCP</text:span><text:span text:style-name="T1">|modBCST|pMVAST|pRedBCST|vBCST|pICMSST|vICMSST|</text:span><text:span text:style-name="T2">vBCFCPST|pFCPST|vFCPST</text:span><text:span text:style-name="T1">|vICMSDeson|motDesICMS| </text:span></text:p>
      <text:p text:style-name="P7">N10a|orig|CST|modBC|vBC|pRedBC|pICMS|vICMS|modBCST|pMVAST|pRedBCST|vBCST|pICMSST|vICMSST|pBCOp|UFST| </text:p>
      <text:p text:style-name="P7">N10b|orig|CST|vBCSTRet|vICMSSTRet|vBCSTDest|vICMSSTDest| </text:p>
      <text:p text:style-name="P7">N10c|orig|CSOSN|pCredSN|vCredICMSSN| </text:p>
      <text:p text:style-name="P7">N10d|orig|CSOSN| </text:p>
      <text:p text:style-name="P1"><text:span text:style-name="T1">N10e|orig|CSOSN|modBCST|pMVAST|pRedBCST|vBCST|pICMSST|vICMSST|</text:span><text:span text:style-name="T2">vBCFCPST|pFCPST|vFCPST</text:span><text:span text:style-name="T1">|pCredSN|vCredICMSSN| </text:span></text:p>
      <text:p text:style-name="P1"><text:span text:style-name="T1">N10f|orig|CSOSN|modBCST|pMVAST|pRedBCST|vBCST|pICMSST|vICMSST|</text:span><text:span text:style-name="T2">vBCFCPST|pFCPST|vFCPST</text:span><text:span text:style-name="T1">| </text:span></text:p>
      <text:p text:style-name="P4"><text:soft-page-break/><text:span text:style-name="T1">N10g|orig|CSOSN|vBCSTRet|</text:span><text:span text:style-name="T2">pST</text:span><text:span text:style-name="T1">|vICMSSTRet|</text:span><text:span text:style-name="T2">vBCFCPSTRet|pFCPSTRet|vFCPSTRet|</text:span><text:span text:style-name="T3">pRedBCEfet|vBCEfet|pICMSEfet|vICMSEfet</text:span><text:span text:style-name="T2"> </text:span></text:p>
      <text:p text:style-name="P1"><text:span text:style-name="T1">N10h|orig|CSOSN|modBC|vBC|pRedBC|pICMS|vICMS|modBCST|pMVAST|pRedBCST|vBCST|pICMSST|vICMSST|</text:span><text:span text:style-name="T2">vBCFCPST|pFCPST|vFCPST</text:span><text:span text:style-name="T1">|pCredSN|vCredICMSSN| </text:span></text:p>
      <text:p text:style-name="P1"><text:span text:style-name="T1">NA|vBCUFDest|</text:span><text:span text:style-name="T2">vBCFCPUFDest</text:span><text:span text:style-name="T1">|pFCPUFDest|pICMSUFDest|pICMSInter|pICMSInterPart|vFCPUFDest|vICMSUFDest|vICMSUFRemet| </text:span></text:p>
      <text:p text:style-name="P1"><text:span text:style-name="T2">O|CNPJProd|cSelo|qSelo|cEnq|</text:span><text:span text:style-name="T1"> </text:span></text:p>
      <text:p text:style-name="P7">O07|CST|vIPI| </text:p>
      <text:p text:style-name="P7">O08|CST| </text:p>
      <text:p text:style-name="P8">O10|vBC|pIPI|vIPI </text:p>
      <text:p text:style-name="P7">O11|qUnid|vUnid|vIPI| </text:p>
      <text:p text:style-name="P7">P|vBC|vDespAdu|vII|vIOF| </text:p>
      <text:p text:style-name="P7">Q02|CST|VBC|PPIS|VPIS| </text:p>
      <text:p text:style-name="P7">Q03|CST|QBCProd|VAliqProd|VPIS| </text:p>
      <text:p text:style-name="P7">Q04|CST| </text:p>
      <text:p text:style-name="P7">Q05|CST|vPIS| </text:p>
      <text:p text:style-name="P7">Q07|vBC|pPIS|vPIS| </text:p>
      <text:p text:style-name="P7">Q10|qBCProd|vAliqProd| </text:p>
      <text:p text:style-name="P7">R|vPIS| </text:p>
      <text:p text:style-name="P8">R02|vBC|pPIS|vPIS| </text:p>
      <text:p text:style-name="P7">R04|qBCProd|vAliqProd|vPIS| </text:p>
      <text:p text:style-name="P7">S02|CST|vBC|pCOFINS|vCOFINS| </text:p>
      <text:p text:style-name="P7">S03|CST|QBCProd|VAliqProd|VCOFINS| </text:p>
      <text:p text:style-name="P7">S04|CST| </text:p>
      <text:p text:style-name="P7">S05|CST|VCOFINS| </text:p>
      <text:p text:style-name="P7">S07|VBC|PCOFINS| </text:p>
      <text:p text:style-name="P7">S09|QBCProd|VAliqProd| </text:p>
      <text:p text:style-name="P7">T|VCOFINS| </text:p>
      <text:p text:style-name="P7">T02|VBC|PCOFINS| </text:p>
      <text:p text:style-name="P7">T04|QBCProd|VAliqProd| </text:p>
      <text:p text:style-name="P7">U|VBC|VAliq|VISSQN|CMunFG|CListServ|vDeducao|vOutro|vDescIncond|vDescCond|vISSRet|indISS|cServico|cMun|cPais|nProcesso|indIncentivo| </text:p>
      <text:p text:style-name="P3"><text:span text:style-name="T1">UA|</text:span><text:span text:style-name="T7">ImpostoDevol|</text:span><text:span text:style-name="T1">pDevol</text:span><text:span text:style-name="T7">|IPI</text:span><text:span text:style-name="T1">|vIPIDevol| </text:span></text:p>
      <text:p text:style-name="P1"><text:span text:style-name="T1">W02|vBC|vICMS|vICMSDeson|</text:span><text:span text:style-name="T2">vFCP</text:span><text:span text:style-name="T4">|vFCPUFDest|vICMSUFDest|vICMSUFRemet</text:span><text:span text:style-name="T1">|vBCST|vST|</text:span><text:span text:style-name="T2">vFCPST|vFCPSTRet</text:span><text:span text:style-name="T1">|vProd|vFrete|vSeg|vDesc|vII|vIPI|</text:span><text:span text:style-name="T2">vIPIDevol</text:span><text:span text:style-name="T1">|vPIS|vCOFINS|vOutro|vNF|vTotTrib| </text:span></text:p>
      <text:p text:style-name="P7">W17|VServ|VBC|VISS|VPIS|VCOFINS|dCompet|vDeducao|vOutro|vDescIncond|vDescCond|vISSRet|cRegTrib| </text:p>
      <text:p text:style-name="P7">W23|VRetPIS|VRetCOFINS|VRetCSLL|VBCIRRF|VIRRF|VBCRetPrev|VRetPrev| </text:p>
      <text:p text:style-name="P7">X|modFrete| </text:p>
      <text:p text:style-name="P7">X03|xNome|IE|xEnder|xMun|UF| </text:p>
      <text:p text:style-name="P7">X04|CNPJ| </text:p>
      <text:p text:style-name="P7">X05|CPF| </text:p>
      <text:p text:style-name="P7">X11|VServ|VBCRet|PICMSRet|VICMSRet|CFOP|CMunFG| </text:p>
      <text:p text:style-name="P7">X18|Placa|UF|RNTC| </text:p>
      <text:p text:style-name="P7">X22|Placa|UF|RNTC|vagao|balsa| </text:p>
      <text:p text:style-name="P7">X26|QVol|Esp|Marca|NVol|PesoL|PesoB| </text:p>
      <text:p text:style-name="P7">X33|NLacre| </text:p>
      <text:p text:style-name="P7">Y02|NFat|VOrig|VDesc|VLiq| </text:p>
      <text:p text:style-name="P7">Y07|NDup|DVenc|VDup| </text:p>
      <text:p text:style-name="P1"><text:span text:style-name="T1">YA|</text:span><text:span text:style-name="T2">indPag</text:span><text:span text:style-name="T1">|tPag|vPag|CNPJ|tBand|cAut|tpIntegra|</text:span></text:p>
      <text:p text:style-name="P6"><text:span text:style-name="T1">YA0</text:span><text:span text:style-name="T5">9</text:span><text:span text:style-name="T1">|vTroco|</text:span></text:p>
      <text:p text:style-name="P7">Z|InfAdFisco|InfCpl| </text:p>
      <text:p text:style-name="P7">Z04|XCampo|XTexto| </text:p>
      <text:p text:style-name="P7">Z07|XCampo|XTexto| </text:p>
      <text:p text:style-name="P11">Z10|NProc|IndProc| </text:p>
      <text:p text:style-name="P12">ZA|UFSaidaPais|XLocExporta|XLocDespacho</text:p>
      <text:p text:style-name="P12">ZB|XNEmp|XPed|XCont</text:p>
      <text:p text:style-name="P12">ZB|Safra|Ref|QTotMes|QTotAnt|QTotGer|VFor|VTotDed|VLiqFor</text:p>
      <text:p text:style-name="P12">ZC04|Dia|Qtde</text:p>
      <text:p text:style-name="P12">ZC10|XDed|VD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style:font-name="Courier New" fo:font-family="'Courier New'" style:font-family-generic="roman" style:font-pitch="variable"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0:01:00</meta:creation-date>
    <meta:initial-creator>Wandrey Mundin Ferreira</meta:initial-creator>
    <dc:date>2018-06-25T13:47:42.400000000</dc:date>
    <meta:editing-duration>PT25M51S</meta:editing-duration>
    <meta:editing-cycles>10</meta:editing-cycles>
    <meta:generator>LibreOffice/5.3.3.2$Windows_X86_64 LibreOffice_project/3d9a8b4b4e538a85e0782bd6c2d430bafe583448</meta:generator>
    <meta:document-statistic meta:table-count="0" meta:image-count="0" meta:object-count="0" meta:page-count="2" meta:paragraph-count="114" meta:word-count="114" meta:character-count="4721" meta:non-whitespace-character-count="4614"/>
  </office:meta>
</office:document-meta>
</file>